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4-15_07-47-11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4-15_02-28-19_000.jpg</text:p>
          </table:table-cell>
          <table:table-cell table:style-name="ce26" office:value-type="string">
            <text:p>:m :PHOTO 寝た時刻 / 2023 / オナニー、未了、duration=15m時間ぐら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4-14_21-08-5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3-04-15_13-03-38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3-04-15_07-51-0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3-04-14_18-37-09_000.mp4</text:p>
          </table:table-cell>
          <table:table-cell table:style-name="ce26" office:value-type="string">
            <text:p>:VIDEO / @自室 / 記録 / jap.flute / 演奏、play / R=1 / genre=melody,session=hour-18,memo=~,file-piece-id=~,memo=~,other=~ /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1 / genre=melody,session=hour-18,memo=~,file-piece-id=~,memo=~,other=~ /">
            <text:p>:VIDEO / @自室 / 記録 / jap.flute / 演奏、play / R=1 / genre=melody,session=hour-18,memo=~,file-piece-id=~,memo=~,other=~ /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4-14_23-50-49_000.jpg</text:p>
          </table:table-cell>
          <table:table-cell table:style-name="ce26" office:value-type="string">
            <text:p>:PHOTO 記録 / location=~ / topic=終了 / for=ワセリン / occasion=~,other=&lt;80g:金銭の事情で、小さめの容器のものを買った。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location=~ / topic=終了 / for=ワセリン / occasion=~,other=&lt;80g:金銭の事情で、小さめの容器のものを買った。">
            <text:p>:PHOTO 記録 / location=~ / topic=終了 / for=ワセリン / occasion=~,other=&lt;80g:金銭の事情で、小さめの容器のものを買った。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4-15_01-13-50_000.jpg</text:p>
          </table:table-cell>
          <table:table-cell table:style-name="ce26" office:value-type="string">
            <text:p>:PHOTO 記録 / 経過記録；作ったもの / food=焼酎漬け / material=レモン：２（単位：スプーン）；ニンニク（１）：１５；生姜（１）：１５；スペアミント：１０；ローズマリー：１０；オオバ：５,liquor=麦焼酎：??ml,time=~,container=silver-cap-small / type=~,other=作り置きする：混合。,occasion=経過観察。,id=2023-04-15_01-13-50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２（単位：スプーン）；ニンニク（１）：１５；生姜（１）：１５；スペアミント：１０；ローズマリー：１０；オオバ：５,liquor=麦焼酎：??ml,time=~,container=silver-cap-small / type=~,other=作り置きする：混合。,occasion=経過観察。,id=2023-04-15_01-13-50_000.jpg">
            <text:p>:PHOTO 記録 / 経過記録；作ったもの / food=焼酎漬け / material=レモン：２（単位：スプーン）；ニンニク（１）：１５；生姜（１）：１５；スペアミント：１０；ローズマリー：１０；オオバ：５,liquor=麦焼酎：??ml,time=~,container=silver-cap-small / type=~,other=作り置きする：混合。,occasion=経過観察。,id=2023-04-15_01-13-50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4-15_01-13-55_000.jpg</text:p>
          </table:table-cell>
          <table:table-cell table:style-name="ce26" office:value-type="string">
            <text:p>:PHOTO 記録 / 経過記録；作ったもの / food=焼酎漬け / material=レモン：２（単位：スプーン）；ニンニク（１）：１５；生姜（１）：１５；スペアミント：１０；ローズマリー：１０；オオバ：５,liquor=麦焼酎：??ml,time=~,container=silver-cap-small / type=~,other=作り置きする：混合。,occasion=経過観察。,id=2023-04-15_01-13-50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；作ったもの / food=焼酎漬け / material=レモン：２（単位：スプーン）；ニンニク（１）：１５；生姜（１）：１５；スペアミント：１０；ローズマリー：１０；オオバ：５,liquor=麦焼酎：??ml,time=~,container=silver-cap-small / type=~,other=作り置きする：混合。,occasion=経過観察。,id=2023-04-15_01-13-50_000.jpg">
            <text:p>:PHOTO 記録 / 経過記録；作ったもの / food=焼酎漬け / material=レモン：２（単位：スプーン）；ニンニク（１）：１５；生姜（１）：１５；スペアミント：１０；ローズマリー：１０；オオバ：５,liquor=麦焼酎：??ml,time=~,container=silver-cap-small / type=~,other=作り置きする：混合。,occasion=経過観察。,id=2023-04-15_01-13-50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4-15_10-27-38_000.jpg</text:p>
          </table:table-cell>
          <table:table-cell table:style-name="ce26" office:value-type="string">
            <text:p>:m #*# RES / JVEMV6 64#171_1_1_yin / 『春秋左氏伝　一』 著者=鎌田正,校注=~ / p.47 / w=邾[ちゅう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JVEMV6 64#171_1_1_yin / 『春秋左氏伝　一』 著者=鎌田正,校注=~ / p.47 / w=邾[ちゅう,topic=~,publisher=~,other=~">
            <text:p>:m #*# RES / JVEMV6 64#171_1_1_yin / 『春秋左氏伝　一』 著者=鎌田正,校注=~ / p.47 / w=邾[ちゅう,topic=~,publisher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 office:value-type="string">
            <text:p>2023-04-15_11-25-35_000.jpg</text:p>
          </table:table-cell>
          <table:table-cell table:style-name="ce26" office:value-type="string">
            <text:p>:m 1*2 RES / free / res-id=98EE / theme=桁数、推定 / genre=~,content=~,w=「漸次偶数化法」 / session-number=~ / doc=~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3-04-15_11-26-00_000.jpg</text:p>
          </table:table-cell>
          <table:table-cell table:style-name="ce26" office:value-type="string">
            <text:p>:m 2*2 RES / free / res-id=98EE / theme=桁数、推定 / genre=~,content=~,w=「漸次偶数化法」 / session-number=~ / doc=~,other=q+:q-id.17HP(nowa):COMP / N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5];CONCATENATE([.C15];&quot; / &quot;;[.E13]))" office:value-type="string" office:string-value=":m #*# RES / JVEMV6 64#269_kami_henyoo / 『日本の神　２　神の変容』 著者=山折哲雄、編,校注=~ / p.122 / w=三枝蓊[しげる；海後[かいご？,topic=~,publisher=~,other=~">
            <text:p>:m #*# RES / JVEMV6 64#269_kami_henyoo / 『日本の神　２　神の変容』 著者=山折哲雄、編,校注=~ / p.122 / w=三枝蓊[しげる；海後[かいご？,topic=~,publishe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7" office:value-type="string">
            <text:p>2023-04-15_11-55-42_000.jpg</text:p>
          </table:table-cell>
          <table:table-cell table:style-name="ce26" office:value-type="string">
            <text:p>:m :? #*# / topic=レーザー / content=レーザー。跳ね返すには；レーザー。反射。鏡を、どのように配するか。 / status=~ / genre=physics+math,other=~,id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:? #*# / topic=レーザー / content=レーザー。跳ね返すには；レーザー。反射。鏡を、どのように配するか。 / status=~ / genre=physics+math,other=~,id=~">
            <text:p>:m :? #*# / topic=レーザー / content=レーザー。跳ね返すには；レーザー。反射。鏡を、どのように配するか。 / status=~ / genre=physics+math,other=~,id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4-15_16-47-58_000.jpg</text:p>
          </table:table-cell>
          <table:table-cell table:style-name="ce26" office:value-type="string">
            <text:p>:m #*# RES / JVEMV6 64#269_kami_henyoo / 『日本の神　２　神の変容』 著者=山折哲雄、編,校注=~ / p.122 / w=三枝蓊[しげる；海後[かいご？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RES / JVEMV6 64#269_kami_henyoo / 『日本の神　２　神の変容』 著者=山折哲雄、編,校注=~ / p.122 / w=三枝蓊[しげる；海後[かいご？,topic=~,publisher=~,other=~">
            <text:p>:m #*# RES / JVEMV6 64#269_kami_henyoo / 『日本の神　２　神の変容』 著者=山折哲雄、編,校注=~ / p.122 / w=三枝蓊[しげる；海後[かいご？,topic=~,publishe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8" office:value-type="string">
            <text:p>2023-04-15_17-52-25_000.jpg</text:p>
          </table:table-cell>
          <table:table-cell table:style-name="ce26" office:value-type="string">
            <text:p>:m 1*1 / read-docs / theme=習近平(xijinping)：講話,content=人大,w=； / genre=~ / other=~, doc-id=P7GO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1*1 / read-docs / theme=習近平(xijinping)：講話,content=人大,w=； / genre=~ / other=~, doc-id=P7GO">
            <text:p>:m 1*1 / read-docs / theme=習近平(xijinping)：講話,content=人大,w=； / genre=~ / other=~, doc-id=P7GO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6">2023/04/16</text:date>, <text:time>10:08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16T10:08:35.85</dc:date>
    <dc:creator>iwabuchi ken</dc:creator>
    <meta:editing-duration>P55DT17H39M17S</meta:editing-duration>
    <meta:editing-cycles>18140</meta:editing-cycles>
    <meta:document-statistic meta:table-count="2" meta:cell-count="926" meta:object-count="0"/>
    <meta:user-defined meta:name="qrichtext">1</meta:user-defined>
  </office:meta>
</office:document-meta>
</file>